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rlito" svg:font-family="Carlito" style:font-family-generic="swiss" style:font-pitch="variable"/>
    <style:font-face style:name="Consolas" svg:font-family="Consolas" style:font-family-generic="roman" style:font-pitch="variable"/>
    <style:font-face style:name="Consolas1" svg:font-family="Consola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0635e1"/>
    </style:style>
    <style:style style:name="P3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" style:family="paragraph" style:parent-style-name="Heading_20_1">
      <style:paragraph-properties fo:margin-left="0cm" fo:margin-right="0cm" fo:text-align="center" style:justify-single-word="false" fo:text-indent="0cm" style:auto-text-indent="false"/>
      <style:text-properties style:font-name="Carlito" fo:font-size="20pt" style:font-size-asian="20pt" style:font-size-complex="20pt"/>
    </style:style>
    <style:style style:name="P5" style:family="paragraph" style:parent-style-name="Heading_20_4">
      <style:paragraph-properties fo:break-before="page"/>
      <style:text-properties style:font-name="Carlito"/>
    </style:style>
    <style:style style:name="P6" style:family="paragraph" style:parent-style-name="Heading_20_4">
      <style:text-properties style:font-name="Carlito"/>
    </style:style>
    <style:style style:name="P7" style:family="paragraph" style:parent-style-name="Standard">
      <style:paragraph-properties fo:text-align="start" style:justify-single-word="false" fo:text-indent="0cm" style:auto-text-indent="false"/>
    </style:style>
    <style:style style:name="P8" style:family="paragraph" style:parent-style-name="Standard">
      <style:text-properties officeooo:rsid="0007a1bf" officeooo:paragraph-rsid="0007a1bf"/>
    </style:style>
    <style:style style:name="P9" style:family="paragraph" style:parent-style-name="Text_20_body">
      <style:text-properties officeooo:rsid="0007a1bf" officeooo:paragraph-rsid="0007a1bf"/>
    </style:style>
    <style:style style:name="P10" style:family="paragraph" style:parent-style-name="Text_20_body">
      <style:text-properties officeooo:paragraph-rsid="0007a1bf"/>
    </style:style>
    <style:style style:name="T1" style:family="text">
      <style:text-properties officeooo:rsid="000635e1"/>
    </style:style>
    <style:style style:name="T2" style:family="text">
      <style:text-properties style:font-name="Carlito"/>
    </style:style>
    <style:style style:name="T3" style:family="text">
      <style:text-properties style:font-name="Carlito" officeooo:rsid="0007a1bf"/>
    </style:style>
    <style:style style:name="T4" style:family="text">
      <style:text-properties style:font-name="Carlito" officeooo:rsid="0008abb8"/>
    </style:style>
    <style:style style:name="T5" style:family="text">
      <style:text-properties fo:color="#ff0000" loext:opacity="100%" style:font-name="Consolas1" fo:font-size="10pt" style:font-size-asian="10pt"/>
    </style:style>
    <style:style style:name="T6" style:family="text">
      <style:text-properties fo:color="#ff0000" loext:opacity="100%" style:font-name="Consolas" fo:font-size="10pt" style:font-size-asian="10pt"/>
    </style:style>
    <style:style style:name="T7" style:family="text">
      <style:text-properties fo:color="#0066cc" loext:opacity="100%" style:font-name="Consolas" fo:font-size="10pt" style:text-underline-style="solid" style:text-underline-width="auto" style:text-underline-color="font-color" style:font-size-asian="10pt"/>
    </style:style>
    <style:style style:name="T8" style:family="text">
      <style:text-properties style:font-name="Consolas" fo:font-size="10pt" style:font-size-asian="10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bookmark-start text:name="__RefHeading___Toc5_3373886753"/><text:span text:style-name="T1">F</text:span>uncionamiento de la arquitectura cliente-servidor<text:bookmark-end text:name="__RefHeading___Toc5_3373886753"/></text:h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1"><text:a xlink:type="simple" xlink:href="#__RefHeading___Toc5_3373886753" text:style-name="Index_20_Link" text:visited-style-name="Index_20_Link">Funcionamiento de la arquitectura cliente-servidor<text:tab/>1</text:a></text:p>
          <text:p text:style-name="P3"><text:a xlink:type="simple" xlink:href="#__RefHeading___Toc7_3373886753" text:style-name="Index_20_Link" text:visited-style-name="Index_20_Link">¿Qué ocurre si el cliente quiere conectar con el puerto 65600?¿Lanza alguna excepción? ¿Cuál?<text:tab/>2</text:a></text:p>
          <text:p text:style-name="P3"><text:a xlink:type="simple" xlink:href="#__RefHeading___Toc9_3373886753" text:style-name="Index_20_Link" text:visited-style-name="Index_20_Link">¿Qué ocurre si el cliente no especifica host (ni IP ni nombre de dominio)?<text:tab/>2</text:a></text:p>
          <text:p text:style-name="P3"><text:a xlink:type="simple" xlink:href="#__RefHeading___Toc11_3373886753" text:style-name="Index_20_Link" text:visited-style-name="Index_20_Link">¿Qué ocurre si el cliente quiere conectarse a un host inexistente como 'abc' por ejemplo?<text:tab/>2</text:a></text:p>
        </text:index-body>
      </text:table-of-content>
      <text:p text:style-name="Standard"><text:s/></text:p>
      <text:h text:style-name="P5" text:outline-level="4"><text:bookmark-start text:name="__RefHeading___Toc7_3373886753"/>¿Qué ocurre si el cliente quiere conectar con el puerto 65600?¿Lanza alguna excepción? ¿Cuál?<text:bookmark-end text:name="__RefHeading___Toc7_3373886753"/></text:h>
      <text:p text:style-name="P10"><text:span text:style-name="T3">El programa nos lanzará una excepción por <text:tab/>que el puerto esta fuera de rango, lanza esta excepción:</text:span></text:p>
      <text:p text:style-name="P10"><text:span text:style-name="T5">Exception in thread "main" </text:span><text:span text:style-name="T7">java.lang.IllegalArgumentException</text:span><text:span text:style-name="T6">: Port value out of range: 65600</text:span></text:p>
      <text:p text:style-name="P7" loext:marker-style-name="T8"><text:span text:style-name="T6"><text:tab/>at java.base/java.net.ServerSocket.&lt;init&gt;(</text:span><text:span text:style-name="T7">ServerSocket.java:270</text:span><text:span text:style-name="T6">)</text:span></text:p>
      <text:p text:style-name="P7" loext:marker-style-name="T8"><text:span text:style-name="T6"><text:tab/>at java.base/java.net.ServerSocket.&lt;init&gt;(</text:span><text:span text:style-name="T7">ServerSocket.java:170</text:span><text:span text:style-name="T6">)</text:span></text:p>
      <text:p text:style-name="P7" loext:marker-style-name="T8"><text:span text:style-name="T6"><text:tab/>at clienteServidor.Servidor.main(</text:span><text:span text:style-name="T7">Servidor.java:13</text:span><text:span text:style-name="T6">)</text:span></text:p>
      <text:p text:style-name="P8"><text:span text:style-name="T2"/></text:p>
      <text:p text:style-name="P8"><text:span text:style-name="T2"/></text:p>
      <text:h text:style-name="P6" text:outline-level="4"><text:bookmark-start text:name="__RefHeading___Toc9_3373886753"/>¿Qué ocurre si el cliente no especifica host (ni IP ni nombre de dominio)?<text:bookmark-end text:name="__RefHeading___Toc9_3373886753"/></text:h>
      <text:p text:style-name="P9"><text:span text:style-name="T2">Requiere un host, si el cliente no especifica ninguno el programa nos lanzara una excepción</text:span><text:span text:style-name="T4">**</text:span></text:p>
      <text:h text:style-name="P6" text:outline-level="4"><text:bookmark-start text:name="__RefHeading___Toc11_3373886753"/>¿Qué ocurre si el cliente quiere conectarse a un host inexistente como 'abc' por ejemplo?<text:bookmark-end text:name="__RefHeading___Toc11_3373886753"/></text:h>
      <text:p text:style-name="P9"><text:span text:style-name="T2">El programa nos lanzará una excepción:</text:span></text:p>
      <text:p text:style-name="P7" loext:marker-style-name="T8"><text:span text:style-name="T5">Exception in thread "main" </text:span><text:span text:style-name="T7">java.net.UnknownHostException</text:span><text:span text:style-name="T6">: abc</text:span></text:p>
      <text:p text:style-name="P7" loext:marker-style-name="T8"><text:span text:style-name="T6"><text:tab/>at java.base/sun.nio.ch.NioSocketImpl.connect(</text:span><text:span text:style-name="T7">NioSocketImpl.java:567</text:span><text:span text:style-name="T6">)</text:span></text:p>
      <text:p text:style-name="P7" loext:marker-style-name="T8"><text:span text:style-name="T6"><text:tab/>at java.base/java.net.SocksSocketImpl.connect(</text:span><text:span text:style-name="T7">SocksSocketImpl.java:327</text:span><text:span text:style-name="T6">)</text:span></text:p>
      <text:p text:style-name="P7" loext:marker-style-name="T8"><text:span text:style-name="T6"><text:tab/>at java.base/java.net.Socket.connect(</text:span><text:span text:style-name="T7">Socket.java:760</text:span><text:span text:style-name="T6">)</text:span></text:p>
      <text:p text:style-name="P7" loext:marker-style-name="T8"><text:span text:style-name="T6"><text:tab/>at java.base/java.net.Socket.connect(</text:span><text:span text:style-name="T7">Socket.java:695</text:span><text:span text:style-name="T6">)</text:span></text:p>
      <text:p text:style-name="P7" loext:marker-style-name="T8"><text:span text:style-name="T6"><text:tab/>at java.base/java.net.Socket.&lt;init&gt;(</text:span><text:span text:style-name="T7">Socket.java:564</text:span><text:span text:style-name="T6">)</text:span></text:p>
      <text:p text:style-name="P7" loext:marker-style-name="T8"><text:span text:style-name="T6"><text:tab/>at java.base/java.net.Socket.&lt;init&gt;(</text:span><text:span text:style-name="T7">Socket.java:328</text:span><text:span text:style-name="T6">)</text:span></text:p>
      <text:p text:style-name="P7" loext:marker-style-name="T8"><text:span text:style-name="T6"><text:tab/>at clienteServidor.ConexionCliente.main(</text:span><text:span text:style-name="T7">ConexionCliente.java:11</text:span><text:span text:style-name="T6">)</text:span></text:p>
      <text:p text:style-name="Standard"><text:span text:style-name="T2"/></text:p>
      <text:h text:style-name="P6" text:outline-level="4"><text:bookmark-end text:name="__RefHeading___Toc13_3373886753"/><text:bookmark-start text:name="__RefHeading___Toc13_3373886753"/></text:h>
      <text:p text:style-name="Text_20_body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rlito" svg:font-family="Carlito" style:font-family-generic="swiss" style:font-pitch="variable"/>
    <style:font-face style:name="Consolas" svg:font-family="Consolas" style:font-family-generic="roman" style:font-pitch="variable"/>
    <style:font-face style:name="Consolas1" svg:font-family="Consola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7T17:14:57.800000000</meta:creation-date>
    <dc:date>2025-01-07T18:22:31.709000000</dc:date>
    <meta:editing-duration>PT10M2S</meta:editing-duration>
    <meta:editing-cycles>2</meta:editing-cycles>
    <meta:generator>LibreOffice/24.2.2.2$Windows_X86_64 LibreOffice_project/d56cc158d8a96260b836f100ef4b4ef25d6f1a01</meta:generator>
    <meta:document-statistic meta:table-count="0" meta:image-count="0" meta:object-count="0" meta:page-count="2" meta:paragraph-count="25" meta:word-count="176" meta:character-count="1613" meta:non-whitespace-character-count="1449"/>
  </office:meta>
</office:document-meta>
</file>